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Nimbus Mono L" svg:font-family="'Nimbus Mono L'"/>
    <style:font-face style:name="NimbusSanL-Regu" svg:font-family="NimbusSanL-Regu"/>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P1" style:family="paragraph" style:parent-style-name="Standard">
      <style:text-properties officeooo:paragraph-rsid="001b5e32"/>
    </style:style>
    <style:style style:name="P2" style:family="paragraph" style:parent-style-name="Standard">
      <style:text-properties officeooo:paragraph-rsid="001becbb"/>
    </style:style>
    <style:style style:name="P3" style:family="paragraph" style:parent-style-name="Standard">
      <style:text-properties officeooo:rsid="001becbb" officeooo:paragraph-rsid="001becbb"/>
    </style:style>
    <style:style style:name="P4" style:family="paragraph" style:parent-style-name="Standard" style:list-style-name="L1">
      <style:text-properties officeooo:rsid="001becbb" officeooo:paragraph-rsid="0020436d"/>
    </style:style>
    <style:style style:name="P5" style:family="paragraph" style:parent-style-name="Standard">
      <style:text-properties officeooo:rsid="001becbb" officeooo:paragraph-rsid="001becbb"/>
    </style:style>
    <style:style style:name="P6" style:family="paragraph" style:parent-style-name="Standard">
      <style:text-properties officeooo:paragraph-rsid="001becbb"/>
    </style:style>
    <style:style style:name="P7" style:family="paragraph" style:parent-style-name="Standard">
      <style:text-properties officeooo:paragraph-rsid="001e52c8"/>
    </style:style>
    <style:style style:name="P8" style:family="paragraph" style:parent-style-name="Standard">
      <style:paragraph-properties fo:text-align="justify" style:justify-single-word="false" style:text-autospace="none"/>
      <style:text-properties style:font-name="NimbusSanL-Regu" fo:font-size="10pt" officeooo:paragraph-rsid="001e52c8" style:font-name-asian="NimbusSanL-Regu" style:font-size-asian="10pt" style:font-name-complex="NimbusSanL-Regu" style:font-size-complex="10pt"/>
    </style:style>
    <style:style style:name="P9" style:family="paragraph" style:parent-style-name="Standard">
      <style:text-properties fo:font-weight="bold" officeooo:rsid="001e7689" officeooo:paragraph-rsid="001e7689" style:font-weight-asian="bold" style:font-weight-complex="bold"/>
    </style:style>
    <style:style style:name="P10" style:family="paragraph" style:parent-style-name="Standard">
      <style:text-properties fo:font-weight="bold" officeooo:rsid="001e7689" officeooo:paragraph-rsid="0020436d" style:font-weight-asian="bold" style:font-weight-complex="bold"/>
    </style:style>
    <style:style style:name="P11" style:family="paragraph" style:parent-style-name="Standard">
      <style:text-properties officeooo:paragraph-rsid="0020436d"/>
    </style:style>
    <style:style style:name="P12" style:family="paragraph" style:parent-style-name="Standard">
      <style:text-properties officeooo:rsid="0020436d" officeooo:paragraph-rsid="0020436d"/>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officeooo:paragraph-rsid="00221a17"/>
    </style:style>
    <style:style style:name="P15" style:family="paragraph" style:parent-style-name="Standard" style:master-page-name="">
      <style:paragraph-properties fo:margin-left="0cm" fo:margin-right="0cm" fo:text-align="justify" style:justify-single-word="false" fo:text-indent="0cm" style:auto-text-indent="false" style:page-number="auto"/>
      <style:text-properties style:font-name="NimbusSanL-Regu" fo:font-size="10pt" officeooo:paragraph-rsid="001f7c47" style:font-name-asian="NimbusSanL-Regu" style:font-size-asian="10pt" style:font-name-complex="NimbusSanL-Regu" style:font-size-complex="10pt"/>
    </style:style>
    <style:style style:name="P16" style:family="paragraph" style:parent-style-name="Standard">
      <style:paragraph-properties fo:margin-top="0cm" fo:margin-bottom="0cm" loext:contextual-spacing="false" fo:text-align="center" style:justify-single-word="false" fo:background-color="#c0c0c0">
        <style:background-image/>
      </style:paragraph-properties>
      <style:text-properties fo:font-size="14pt" fo:language="ca" fo:country="ES" fo:font-weight="bold" officeooo:rsid="01072f76" officeooo:paragraph-rsid="00221a17" style:font-size-asian="14pt" style:font-weight-asian="bold" style:font-name-complex="Arial" style:font-size-complex="14pt" style:language-complex="ar" style:country-complex="SA" style:font-weight-complex="bold"/>
    </style:style>
    <style:style style:name="P1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paragraph-rsid="00221a17" fo:background-color="transparent" style:font-size-asian="16pt" style:font-weight-asian="bold" style:font-size-complex="16pt" style:language-complex="ar" style:country-complex="SA"/>
    </style:style>
    <style:style style:name="P18" style:family="paragraph" style:parent-style-name="Standard">
      <style:paragraph-properties fo:text-align="center" style:justify-single-word="false" fo:background-color="#c0c0c0">
        <style:background-image/>
      </style:paragraph-properties>
      <style:text-properties fo:language="ca" fo:country="ES" officeooo:paragraph-rsid="00221a17" style:language-complex="ar" style:country-complex="SA"/>
    </style:style>
    <style:style style:name="P19" style:family="paragraph" style:parent-style-name="Standard">
      <style:paragraph-properties fo:background-color="#c0c0c0">
        <style:background-image/>
      </style:paragraph-properties>
      <style:text-properties fo:language="ca" fo:country="ES" officeooo:paragraph-rsid="00221a17" style:language-complex="ar" style:country-complex="SA"/>
    </style:style>
    <style:style style:name="P20"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officeooo:paragraph-rsid="00221a17" style:language-complex="ar" style:country-complex="SA"/>
    </style:style>
    <style:style style:name="P21" style:family="paragraph" style:parent-style-name="Text_20_body">
      <style:paragraph-properties fo:text-align="justify" style:justify-single-word="false"/>
      <style:text-properties officeooo:paragraph-rsid="001e52c8"/>
    </style:style>
    <style:style style:name="P22" style:family="paragraph" style:parent-style-name="Text_20_body" style:list-style-name="L2">
      <style:paragraph-properties fo:margin-left="0cm" fo:margin-right="0cm" fo:text-align="justify" style:justify-single-word="false" fo:text-indent="-0.635cm" style:auto-text-indent="false"/>
      <style:text-properties style:font-name="NimbusSanL-Regu" fo:font-size="10pt" officeooo:paragraph-rsid="001e52c8" style:font-name-asian="NimbusSanL-Regu" style:font-size-asian="10pt" style:font-name-complex="NimbusSanL-Regu" style:font-size-complex="10pt"/>
    </style:style>
    <style:style style:name="P23" style:family="paragraph" style:parent-style-name="Text_20_body" style:list-style-name="L2">
      <style:paragraph-properties fo:margin-left="0cm" fo:margin-right="0cm" fo:text-align="justify" style:justify-single-word="false" fo:text-indent="-0.635cm" style:auto-text-indent="false"/>
      <style:text-properties style:font-name="NimbusSanL-Regu" fo:font-size="10pt" fo:font-weight="normal" officeooo:paragraph-rsid="001e52c8" style:font-name-asian="NimbusSanL-Regu" style:font-size-asian="10pt" style:font-weight-asian="normal" style:font-name-complex="NimbusSanL-Regu" style:font-size-complex="10pt" style:font-weight-complex="normal"/>
    </style:style>
    <style:style style:name="P24" style:family="paragraph" style:parent-style-name="Text_20_body">
      <style:paragraph-properties fo:margin-top="0cm" fo:margin-bottom="0cm" loext:contextual-spacing="false" fo:text-align="center" style:justify-single-word="false" fo:background-color="transparent">
        <style:background-image/>
      </style:paragraph-properties>
      <style:text-properties fo:font-variant="normal" fo:text-transform="none" style:use-window-font-color="true" style:text-position="0% 100%" style:font-name="Arial1" fo:font-size="11pt" fo:letter-spacing="normal" fo:language="ca" fo:country="ES" fo:font-style="normal" fo:font-weight="bold" officeooo:rsid="00dee450" officeooo:paragraph-rsid="00223f9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25" style:family="paragraph" style:parent-style-name="Text_20_body">
      <style:paragraph-properties fo:margin-top="0cm" fo:margin-bottom="0cm" loext:contextual-spacing="false" fo:text-align="start" style:justify-single-word="false" fo:background-color="transparent">
        <style:background-image/>
      </style:paragraph-properties>
      <style:text-properties fo:font-variant="normal" fo:text-transform="none" style:use-window-font-color="true" style:text-position="0% 100%" style:font-name="Arial1" fo:font-size="11pt" fo:letter-spacing="normal" fo:language="ca" fo:country="ES" fo:font-style="normal" fo:font-weight="bold" officeooo:rsid="00eb0183" officeooo:paragraph-rsid="00223f9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26" style:family="paragraph" style:parent-style-name="Text_20_body">
      <style:paragraph-properties fo:margin-top="0cm" fo:margin-bottom="0cm" loext:contextual-spacing="false" fo:text-align="start" style:justify-single-word="false" fo:background-color="transparent">
        <style:background-image/>
      </style:paragraph-properties>
      <style:text-properties fo:font-variant="normal" fo:text-transform="none" style:use-window-font-color="true" style:text-position="0% 100%" style:font-name="Arial1" fo:font-size="11pt" fo:letter-spacing="normal" fo:language="ca" fo:country="ES" fo:font-style="normal" fo:font-weight="bold" officeooo:rsid="00eb0183" officeooo:paragraph-rsid="0023da9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27" style:family="paragraph" style:parent-style-name="Text_20_body">
      <style:paragraph-properties fo:margin-top="0cm" fo:margin-bottom="0cm" loext:contextual-spacing="false" fo:text-align="start" style:justify-single-word="false" fo:background-color="transparent">
        <style:background-image/>
      </style:paragraph-properties>
      <style:text-properties fo:font-variant="normal" fo:text-transform="none" style:use-window-font-color="true" style:text-position="0% 100%" style:font-name="Arial1" fo:font-size="11pt" fo:letter-spacing="normal" fo:language="ca" fo:country="ES" fo:font-style="normal" fo:font-weight="bold" officeooo:rsid="00eb0183" officeooo:paragraph-rsid="002562e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28" style:family="paragraph" style:parent-style-name="Text_20_body">
      <style:paragraph-properties fo:margin-top="0cm" fo:margin-bottom="0cm" loext:contextual-spacing="false" fo:text-align="start" style:justify-single-word="false" fo:background-color="transparent">
        <style:background-image/>
      </style:paragraph-properties>
      <style:text-properties fo:font-variant="normal" fo:text-transform="none" style:use-window-font-color="true" style:text-position="0% 100%" style:font-name="Arial1" fo:font-size="11pt" fo:letter-spacing="normal" fo:language="ca" fo:country="ES" fo:font-style="normal" fo:font-weight="bold" officeooo:rsid="00eb0183" officeooo:paragraph-rsid="0025d9b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29" style:family="paragraph" style:parent-style-name="Text_20_body">
      <style:paragraph-properties fo:margin-top="0cm" fo:margin-bottom="0cm" loext:contextual-spacing="false" fo:text-align="start" style:justify-single-word="false" fo:background-color="transparent">
        <style:background-image/>
      </style:paragraph-properties>
      <style:text-properties fo:font-variant="normal" fo:text-transform="none" style:use-window-font-color="true" style:text-position="0% 100%" style:font-name="Arial1" fo:font-size="11pt" fo:letter-spacing="normal" fo:language="ca" fo:country="ES" fo:font-style="normal" fo:font-weight="bold" officeooo:rsid="00eb0183" officeooo:paragraph-rsid="00272fb2"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30" style:family="paragraph" style:parent-style-name="Heading_20_1">
      <style:paragraph-properties fo:text-align="center" style:justify-single-word="false" fo:background-color="#c0c0c0">
        <style:background-image/>
      </style:paragraph-properties>
      <style:text-properties fo:language="ca" fo:country="ES" officeooo:paragraph-rsid="00221a17" style:language-complex="ar" style:country-complex="SA"/>
    </style:style>
    <style:style style:name="P31"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officeooo:paragraph-rsid="00221a17" fo:background-color="transparent" style:font-name-asian="Times New Roman" style:font-size-asian="16pt" style:font-weight-asian="bold" style:font-name-complex="Times New Roman" style:font-size-complex="16pt" style:language-complex="ar" style:country-complex="SA"/>
    </style:style>
    <style:style style:name="P32" style:family="paragraph" style:parent-style-name="Normal_20__28_Web_29_">
      <style:paragraph-properties fo:margin-top="0cm" fo:margin-bottom="0cm" loext:contextual-spacing="false"/>
      <style:text-properties fo:font-size="10pt" fo:language="ca" fo:country="ES" officeooo:paragraph-rsid="00221a17" style:font-size-asian="10pt" style:font-name-complex="Arial" style:language-complex="ar" style:country-complex="SA"/>
    </style:style>
    <style:style style:name="P33" style:family="paragraph" style:parent-style-name="Normal_20__28_Web_29_">
      <style:paragraph-properties fo:margin-top="0cm" fo:margin-bottom="0cm" loext:contextual-spacing="false" fo:text-align="center" style:justify-single-word="false" fo:break-before="page" fo:background-color="#c0c0c0">
        <style:background-image/>
      </style:paragraph-properties>
      <style:text-properties style:use-window-font-color="true" style:text-position="0% 100%" style:font-name="Times New Roman" fo:font-size="11pt" fo:language="ca" fo:country="ES" fo:font-style="normal" fo:font-weight="bold" officeooo:rsid="00eb0183" officeooo:paragraph-rsid="00223f9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34" style:family="paragraph" style:parent-style-name="Preformatted_20_Text">
      <style:text-properties fo:font-style="normal" officeooo:paragraph-rsid="00223f97" style:font-style-asian="normal" style:font-style-complex="normal"/>
    </style:style>
    <style:style style:name="P35" style:family="paragraph" style:parent-style-name="Preformatted_20_Text">
      <style:text-properties fo:font-style="normal" officeooo:paragraph-rsid="0023da91" style:font-style-asian="normal" style:font-style-complex="normal"/>
    </style:style>
    <style:style style:name="P36" style:family="paragraph" style:parent-style-name="Preformatted_20_Text">
      <style:text-properties fo:font-style="normal" officeooo:paragraph-rsid="002562e1" style:font-style-asian="normal" style:font-style-complex="normal"/>
    </style:style>
    <style:style style:name="P37" style:family="paragraph" style:parent-style-name="Preformatted_20_Text">
      <style:text-properties fo:font-style="normal" officeooo:paragraph-rsid="0025d9bb" style:font-style-asian="normal" style:font-style-complex="normal"/>
    </style:style>
    <style:style style:name="P38" style:family="paragraph" style:parent-style-name="Preformatted_20_Text">
      <style:text-properties fo:font-style="normal" officeooo:paragraph-rsid="00272fb2" style:font-style-asian="normal" style:font-style-complex="normal"/>
    </style:style>
    <style:style style:name="P39" style:family="paragraph" style:parent-style-name="Preformatted_20_Text">
      <style:text-properties officeooo:rsid="00223f97" officeooo:paragraph-rsid="00223f97"/>
    </style:style>
    <style:style style:name="P40" style:family="paragraph" style:parent-style-name="Preformatted_20_Text">
      <style:text-properties officeooo:rsid="00223f97" officeooo:paragraph-rsid="0023da91"/>
    </style:style>
    <style:style style:name="P41" style:family="paragraph" style:parent-style-name="Preformatted_20_Text">
      <style:text-properties fo:font-variant="normal" fo:text-transform="none" style:use-window-font-color="true" style:text-position="0% 100%" style:font-name="Arial1" fo:font-size="11pt" fo:letter-spacing="normal" fo:language="ca" fo:country="ES" fo:font-style="normal" fo:font-weight="bold" officeooo:rsid="00dee450" officeooo:paragraph-rsid="00223f97"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fo:padding="0cm" fo:border="none"/>
    </style:style>
    <style:style style:name="P42" style:family="paragraph" style:parent-style-name="Preformatted_20_Text">
      <style:text-properties officeooo:rsid="0023da91" officeooo:paragraph-rsid="0023da91"/>
    </style:style>
    <style:style style:name="P43" style:family="paragraph" style:parent-style-name="Preformatted_20_Text">
      <style:text-properties officeooo:rsid="0025d9bb" officeooo:paragraph-rsid="0025d9bb"/>
    </style:style>
    <style:style style:name="P44" style:family="paragraph" style:parent-style-name="Preformatted_20_Text">
      <style:text-properties officeooo:rsid="0025d9bb" officeooo:paragraph-rsid="00272fb2"/>
    </style:style>
    <style:style style:name="P45" style:family="paragraph" style:parent-style-name="Preformatted_20_Text">
      <style:text-properties officeooo:rsid="00272fb2" officeooo:paragraph-rsid="00272fb2"/>
    </style:style>
    <style:style style:name="T1" style:family="text">
      <style:text-properties fo:font-style="italic" officeooo:rsid="002061b0" style:font-style-asian="italic" style:font-style-complex="italic"/>
    </style:style>
    <style:style style:name="T2" style:family="text">
      <style:text-properties fo:font-style="normal" officeooo:rsid="002061b0" style:font-style-asian="normal" style:font-style-complex="normal"/>
    </style:style>
    <style:style style:name="T3" style:family="text">
      <style:text-properties officeooo:rsid="001becbb"/>
    </style:style>
    <style:style style:name="T4" style:family="text">
      <style:text-properties style:font-name="NimbusSanL-Regu" fo:font-size="10pt" fo:font-weight="normal" style:font-name-asian="NimbusSanL-Regu" style:font-size-asian="10pt" style:font-weight-asian="normal" style:font-name-complex="NimbusSanL-Regu" style:font-size-complex="10pt" style:font-weight-complex="normal"/>
    </style:style>
    <style:style style:name="T5" style:family="text">
      <style:text-properties style:font-name="NimbusSanL-Regu" fo:font-size="10pt" fo:font-weight="normal" officeooo:rsid="001f7c47" style:font-name-asian="NimbusSanL-Regu" style:font-size-asian="10pt" style:font-weight-asian="normal" style:font-name-complex="NimbusSanL-Regu" style:font-size-complex="10pt" style:font-weight-complex="normal"/>
    </style:style>
    <style:style style:name="T6" style:family="text">
      <style:text-properties style:font-name="NimbusSanL-Regu" fo:font-size="10pt" style:font-name-asian="NimbusSanL-Regu" style:font-size-asian="10pt" style:font-name-complex="NimbusSanL-Regu" style:font-size-complex="10pt"/>
    </style:style>
    <style:style style:name="T7" style:family="text">
      <style:text-properties officeooo:rsid="001e52c8"/>
    </style:style>
    <style:style style:name="T8" style:family="text">
      <style:text-properties officeooo:rsid="001f7c47"/>
    </style:style>
    <style:style style:name="T9" style:family="text">
      <style:text-properties officeooo:rsid="0020436d"/>
    </style:style>
    <style:style style:name="T10" style:family="text">
      <style:text-properties officeooo:rsid="002061b0"/>
    </style:style>
    <style:style style:name="T11" style:family="text">
      <style:text-properties style:font-name="Arial" fo:font-size="16pt" fo:font-weight="bold" style:font-size-asian="16pt" style:font-weight-asian="bold" style:font-size-complex="16pt"/>
    </style:style>
    <style:style style:name="T12" style:family="text">
      <style:text-properties style:font-name="Arial" fo:font-size="16pt" fo:font-weight="bold" fo:background-color="transparent" loext:char-shading-value="0" style:font-size-asian="16pt" style:font-weight-asian="bold" style:font-size-complex="16pt"/>
    </style:style>
    <style:style style:name="T13" style:family="text">
      <style:text-properties style:font-name="Arial" fo:font-size="16pt" fo:font-weight="bold" officeooo:rsid="00e80478" fo:background-color="transparent" loext:char-shading-value="0" style:font-size-asian="16pt" style:font-weight-asian="bold" style:font-size-complex="16pt"/>
    </style:style>
    <style:style style:name="T14" style:family="text">
      <style:text-properties fo:font-size="16pt" fo:background-color="transparent" loext:char-shading-value="0" style:font-size-asian="16pt" style:font-size-complex="16pt"/>
    </style:style>
    <style:style style:name="T15" style:family="text">
      <style:text-properties fo:font-size="16pt" style:font-size-asian="16pt" style:font-size-complex="16pt"/>
    </style:style>
    <style:style style:name="T16" style:family="text">
      <style:text-properties style:font-weight-complex="normal"/>
    </style:style>
    <style:style style:name="T17" style:family="text">
      <style:text-properties style:font-name="Arial Black" fo:font-size="24pt" fo:font-weight="bold" officeooo:rsid="00e66574" fo:background-color="transparent" loext:char-shading-value="0" style:font-size-asian="24pt" style:font-weight-asian="bold" style:font-size-complex="24pt" style:font-weight-complex="bold"/>
    </style:style>
    <style:style style:name="T18" style:family="text">
      <style:text-properties style:font-name="Arial Black" fo:font-size="24pt" fo:font-weight="bold" officeooo:rsid="00221a17" fo:background-color="transparent" loext:char-shading-value="0" style:font-size-asian="24pt" style:font-weight-asian="bold" style:font-size-complex="24pt" style:font-weight-complex="bold"/>
    </style:style>
    <style:style style:name="T19" style:family="text">
      <style:text-properties officeooo:rsid="00221a17"/>
    </style:style>
    <style:style style:name="T20" style:family="text">
      <style:text-properties officeooo:rsid="00223f97"/>
    </style:style>
    <style:style style:name="T21" style:family="text">
      <style:text-properties officeooo:rsid="0023da91"/>
    </style:style>
    <style:style style:name="T22" style:family="text">
      <style:text-properties officeooo:rsid="002562e1"/>
    </style:style>
    <style:style style:name="T23" style:family="text">
      <style:text-properties officeooo:rsid="0025d9bb"/>
    </style:style>
    <style:style style:name="T24" style:family="text">
      <style:text-properties officeooo:rsid="00272f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1">CFG</text:span><text:span text:style-name="T12">S Administració de Sistemes Informàtics</text:span></text:p>
      <text:p text:style-name="P17">CFGS Desenvolupament d'Aplicacions Multiplataforma</text:p>
      <text:h text:style-name="P30" text:outline-level="1"><text:span text:style-name="T12">CFGS Desenvolupament d'Aplicacions </text:span><text:span text:style-name="T13">Web</text:span></text:h>
      <text:h text:style-name="P30" text:outline-level="1"><text:span text:style-name="T14">Mòdul 3</text:span><text:span text:style-name="T15"> – Programació bàsica</text:span></text:h>
      <text:h text:style-name="P31" text:outline-level="1">UF2 – <text:span text:style-name="T16">Programació modular</text:span></text:h>
      <text:p text:style-name="P18"><text:span text:style-name="T18">Exercicis</text:span><text:span text:style-name="T17"> de repàs</text:span></text:p>
      <text:p text:style-name="P19"/>
      <text:p text:style-name="P32"/>
      <text:p text:style-name="P14"/>
      <text:p text:style-name="P16">ARRAYS o VECTORS</text:p>
      <text:p text:style-name="Standard"/>
      <text:p text:style-name="P9">Exercicis <text:span text:style-name="T19">de nivell </text:span>del bloc 1</text:p>
      <text:p text:style-name="Standard"/>
      <text:p text:style-name="P7"/>
      <text:p text:style-name="P15">Exercici 1)</text:p>
      <text:p text:style-name="P15">Feu un programa que llegeixi d<text:span text:style-name="T8">e teclat </text:span>un seguit de números i amb ells ompli una taula. Un cop la taula plena, el programa ha de mostrar el valor més gran de tots els introduïts. La quantitat de números llegits s'estableix per codi.</text:p>
      <text:p text:style-name="P7"/>
      <text:p text:style-name="P7">Exercici <text:span text:style-name="T8">2</text:span>)</text:p>
      <text:list xml:id="list6995469238668822178" text:style-name="L2">
        <text:list-header>
          <text:p text:style-name="P22">Feu un programa que llegeixi d<text:span text:style-name="T7">e teclat </text:span>un seguit de números i amb ells ompli un <text:span text:style-name="T7">array</text:span>. Un cop ple, el programa ha d'indicar si hi ha algun zero i en quina posició es troba <text:span text:style-name="T7">el primer trobat</text:span>. La quantitat de números llegits s'estableix per codi.</text:p>
          <text:p text:style-name="P22"/>
        </text:list-header>
      </text:list>
      <text:p text:style-name="P7">Exercici <text:span text:style-name="T8">3</text:span>)</text:p>
      <text:p text:style-name="P21"><text:span text:style-name="T4">Feu un programa que </text:span><text:span text:style-name="T5">demani d'introduir </text:span><text:span text:style-name="T4">un seguit de </text:span><text:span text:style-name="T5">notes</text:span><text:span text:style-name="T4"> i amb ell</text:span><text:span text:style-name="T5">e</text:span><text:span text:style-name="T4">s ompli una taula. Un cop la taula plena, el programa ha d'indicar quants </text:span><text:span text:style-name="T5">aprovats hi ha (notes </text:span><text:span text:style-name="T4">entre 5 i 10</text:span><text:span text:style-name="T5">)</text:span><text:span text:style-name="T4">. La quantitat de </text:span><text:span text:style-name="T5">notes </text:span><text:span text:style-name="T4">llegi</text:span><text:span text:style-name="T5">des</text:span><text:span text:style-name="T4"> s'estableix per codi.</text:span></text:p>
      <text:list xml:id="list234621531180546" text:continue-numbering="true" text:style-name="L2">
        <text:list-header>
          <text:p text:style-name="P23"/>
        </text:list-header>
      </text:list>
      <text:p text:style-name="P7">Exercici <text:span text:style-name="T8">4</text:span>)</text:p>
      <text:p text:style-name="P21"><text:span text:style-name="T4">Feu un programa que llegeixi d</text:span><text:span text:style-name="T5">e teclat </text:span><text:span text:style-name="T4">un seguit </text:span><text:span text:style-name="T5">de </text:span><text:span text:style-name="T4">caràcters i amb ells ompli una <text:s/>taula</text:span><text:span text:style-name="T6">. Un cop la taula plena, el programa ha de mostrar les vocals que conté. La quantitat de caràcters llegits s'estableix per <text:s/>codi.</text:span></text:p>
      <text:p text:style-name="P8"/>
      <text:p text:style-name="P7">Exercici <text:span text:style-name="T8">5</text:span>)</text:p>
      <text:p text:style-name="P8"><text:span text:style-name="T3">Feu un programa que llegeixi d'entrada estàndard un seguit de caràcters i amb ells ompli una taula. Un cop la taula plena, el programa ha de mostrar el contingut de la taula en sentit invers. La quantitat de caràcters llegits s'estableix per codi.</text:span></text:p>
      <text:p text:style-name="P2"/>
      <text:p text:style-name="P10">Exercicis <text:span text:style-name="T19">de nivell </text:span>del bloc <text:span text:style-name="T9">2</text:span></text:p>
      <text:p text:style-name="P2"/>
      <text:p text:style-name="P2">Exercici <text:span text:style-name="T9">6</text:span>)</text:p>
      <text:p text:style-name="P3"><text:span text:style-name="T9">Com hauries de declarar un variable que permetés emmagatzemar informació sobre tots els corredors inscrits en una cursa. Per cada jugador, la informació a guardar és:</text:span></text:p>
      <text:list xml:id="list7607820692704207125" text:style-name="L1">
        <text:list-item>
          <text:list>
            <text:list-item>
              <text:p text:style-name="P4">La primera posició emmagatzemarà el nom</text:p>
            </text:list-item>
            <text:list-item>
              <text:p text:style-name="P4">La segona posició emmagatzemarà el dorsal. <text:span text:style-name="T9">Una seqüencia de </text:span><text:s/><text:span text:style-name="T9">5 caràcters qualsevol escollits pel corredor.</text:span></text:p>
            </text:list-item>
            <text:list-item>
              <text:p text:style-name="P4">La tercera posició emmagatzemarà l'edat. <text:span text:style-name="T9">Es pot guardar també com a cadena de caràcters.</text:span></text:p>
            </text:list-item>
            <text:list-item>
              <text:p text:style-name="P4">La quanta posició la categoria. <text:span text:style-name="T9">És un nom de 3 lletres que identifica la categoria de cada </text:span><text:soft-page-break/><text:span text:style-name="T9">corredor.</text:span></text:p>
            </text:list-item>
            <text:list-item>
              <text:p text:style-name="P4">La cinquena posició el temps emprat en la cursa, seguin el format hh:mm:ss</text:p>
            </text:list-item>
          </text:list>
        </text:list-item>
      </text:list>
      <text:p text:style-name="P3"/>
      <text:p text:style-name="P11">Exercici <text:span text:style-name="T9">7</text:span>)</text:p>
      <text:p text:style-name="P12">Escriu una funció que rebi una cadena i una col·lecció contenint els <text:s/>corredors que heu definit a l'exercici anterior. La funció cercarà la posició dins la col·lecció, del corredor que tingui un dorsal coincideixi amb el valor rebut per paràmetre. <text:span text:style-name="T22">En cas de no trobar cap corredor amb el valor del dorsal, la funció retornarà un valor igual o superior al nombr de corredors.</text:span></text:p>
      <text:p text:style-name="P11"/>
      <text:p text:style-name="P11">Exercici <text:span text:style-name="T9">8</text:span>)</text:p>
      <text:p text:style-name="P2"><text:span text:style-name="T3">Feu un programa que permeti inscriure els corredors d'una cursa. Inicialment ha de preguntar quin serà el nombre de participants i seguidament demanarà totes les dades de tots el corredors exceptuant el temps de la cursa. El numero de dorsal, com ja s'ha dit, és una seqüència de 5 caràcters que no segueix cap ordre, doncs cada participant pot escollir el seva combinació. Només cal evitar que no es repeteixin els dorsals. Per tant, abans d'acceptar un dorsal com a vàlid caldrà comprovar que no estigui ja assignat. Si està assignat caldrà demanar un nou valor.</text:span></text:p>
      <text:p text:style-name="P3"/>
      <text:p text:style-name="P2">Exercici <text:span text:style-name="T10">9</text:span>)</text:p>
      <text:p text:style-name="P3">Crear una funció que permeti modificar el temps de la cursa <text:span text:style-name="T10">dels jugadors emmagatzemats en un col·lecció com la definida en els anterior exercicis</text:span>. <text:span text:style-name="T10">Cal que demaneu a l'usuari el dorsal i el c</text:span>erqueu <text:span text:style-name="T10">a la col·lecció per trobar el </text:span><text:s/>corredor <text:span text:style-name="T10">corresponent. Un cop trobat caldrà entrar el valor del temps en format </text:span><text:span text:style-name="T1">hh:mm:ss</text:span><text:span text:style-name="T2"> i seguidament tornarà a demanar per un nou dorsal. L'usuari podrà acabar la introducció prement la tecla ENTRAR (cadena buida) quan se li demani el dorsal. Si l'usuari introdueix un dorsal inexistent, se l'hi indicarà i se li demanarà que entri un dorsal vàlid.</text:span></text:p>
      <text:p text:style-name="P1"/>
      <text:p text:style-name="P13"/>
      <text:p text:style-name="P33"><text:bookmark-start text:name="solucions"/>Solucions<text:bookmark-end text:name="solucions"/></text:p>
      <text:p text:style-name="P24"><text:bookmark-start text:name="__DdeLink__5755_1990243421"/></text:p>
      <text:p text:style-name="P25"><text:bookmark-start text:name="__DdeLink__5752_1990243421"/>Exercici <text:span text:style-name="T20">1</text:span></text:p>
      <table:table table:name="Taula2" table:style-name="Taula2">
        <table:table-column table:style-name="Taula2.A"/>
        <table:table-row>
          <table:table-cell table:style-name="Taula2.A1" office:value-type="string">
            <text:p text:style-name="P39">import java.util.Scanner;</text:p>
            <text:p text:style-name="P39"/>
            <text:p text:style-name="P39">public class Exercici1 {</text:p>
            <text:p text:style-name="P39"><text:s text:c="3"/>public static final int MAX=5;</text:p>
            <text:p text:style-name="P39"><text:s text:c="3"/></text:p>
            <text:p text:style-name="P39"><text:s text:c="3"/>public static void main(String[] args) {</text:p>
            <text:p text:style-name="P39"><text:s text:c="8"/>int [] arrayValors = new int[MAX];</text:p>
            <text:p text:style-name="P39"><text:s text:c="8"/>int i;</text:p>
            <text:p text:style-name="P39"><text:s text:c="8"/>int valor;</text:p>
            <text:p text:style-name="P39"><text:s text:c="8"/>int mesgran;</text:p>
            <text:p text:style-name="P39"/>
            <text:p text:style-name="P39"><text:s text:c="8"/>Scanner lector = new Scanner(System.in);</text:p>
            <text:p text:style-name="P39"><text:s text:c="8"/>System.out.println("introdueix valors com a màxim "+ MAX);</text:p>
            <text:p text:style-name="P39"><text:s text:c="8"/>for (i=0; i&lt;MAX;i++){</text:p>
            <text:p text:style-name="P39"><text:s text:c="8"/>//Comprovem que ens introdueixin un número</text:p>
            <text:p text:style-name="P39"><text:s text:c="12"/>if (lector.hasNextInt()){</text:p>
            <text:p text:style-name="P39"><text:s text:c="17"/>valor = lector.nextInt();</text:p>
            <text:p text:style-name="P39"><text:s text:c="17"/>arrayValors[i]=valor;</text:p>
            <text:p text:style-name="P39"><text:s text:c="12"/>} else System.out.println("Valor no permés");</text:p>
            <text:p text:style-name="P39"><text:s text:c="9"/>}</text:p>
            <text:p text:style-name="P39"><text:s text:c="8"/>// Busquem el valor màxim</text:p>
            <text:p text:style-name="P39"><text:s text:c="8"/>//inicialment suposem que el màxim està en la posició 0</text:p>
            <text:p text:style-name="P39"><text:s text:c="8"/>mesgran = arrayValors[0]; </text:p>
            <text:p text:style-name="P39"><text:s text:c="8"/>for (i=1; i&lt;MAX ; i++) {</text:p>
            <text:p text:style-name="P39"><text:s text:c="12"/>if (arrayValors[i]&gt;mesgran){</text:p>
            <text:p text:style-name="P39"><text:s text:c="16"/>mesgran=arrayValors[i];</text:p>
            <text:p text:style-name="P39"><text:s text:c="11"/>}</text:p>
            <text:p text:style-name="P39"><text:s text:c="8"/>}</text:p>
            <text:p text:style-name="P39"><text:s text:c="8"/>System.out.println("El valor més gran introduït és "+ mesgran);</text:p>
            <text:p text:style-name="P39"><text:s text:c="4"/>}</text:p>
            <text:p text:style-name="P39">}</text:p>
          </table:table-cell>
        </table:table-row>
      </table:table>
      <text:p text:style-name="P34"><text:bookmark-end text:name="__DdeLink__5752_1990243421"/></text:p>
      <text:p text:style-name="P34"><text:bookmark-end text:name="__DdeLink__5755_1990243421"/></text:p>
      <text:p text:style-name="P25">Exercici <text:span text:style-name="T20">2</text:span></text:p>
      <table:table table:name="Taula1" table:style-name="Taula1">
        <table:table-column table:style-name="Taula1.A"/>
        <table:table-row>
          <table:table-cell table:style-name="Taula1.A1" office:value-type="string">
            <text:p text:style-name="P39">import java.util.Scanner;</text:p>
            <text:p text:style-name="P39"/>
            <text:p text:style-name="P39">public class Exercici2 {</text:p>
            <text:p text:style-name="P39"><text:s text:c="4"/>//Definim la mida <text:s/>de l'array</text:p>
            <text:p text:style-name="P39"><text:s text:c="4"/>public static final int MAX = 10;</text:p>
            <text:p text:style-name="P39"/>
            <text:p text:style-name="P39"><text:s text:c="4"/>public static void main(String[] args) {</text:p>
            <text:p text:style-name="P39"><text:s text:c="8"/>Scanner lector = new Scanner(System.in);</text:p>
            <text:p text:style-name="P39"><text:s text:c="8"/>int[] arrayValors = new int[MAX];</text:p>
            <text:p text:style-name="P39"><text:s text:c="8"/>boolean trobat = false;</text:p>
            <text:p text:style-name="P39"><text:s text:c="8"/>System.out.println("Introdueix " + MAX + " <text:s/>valors i et diré si hi ha"</text:p>
            <text:p text:style-name="P39"><text:s text:c="16"/>+ " un zero i en quina posició està.");</text:p>
            <text:p text:style-name="P39"/>
            <text:p text:style-name="P39"><text:s text:c="8"/>int index = 0;</text:p>
            <text:p text:style-name="P39"><text:s text:c="8"/>while (index &lt; arrayValors.length) {</text:p>
            <text:p text:style-name="P39"><text:s text:c="12"/>if (lector.hasNextInt()) {</text:p>
            <text:p text:style-name="P39"><text:s text:c="16"/>arrayValors[index] = lector.nextInt();</text:p>
            <text:p text:style-name="P39"><text:s text:c="16"/>index++;</text:p>
            <text:p text:style-name="P39"><text:s text:c="16"/>//Si no és vàlida, la ignorem. No s’assigna enlloc.</text:p>
            <text:p text:style-name="P39"><text:s text:c="12"/>} else {</text:p>
            <text:p text:style-name="P39"><text:s text:c="16"/>lector.next();</text:p>
            <text:p text:style-name="P39"><text:s text:c="12"/>}</text:p>
            <text:p text:style-name="P39"><text:soft-page-break/><text:s text:c="8"/>}</text:p>
            <text:p text:style-name="P39"><text:s text:c="8"/>lector.nextLine();</text:p>
            <text:p text:style-name="P39"/>
            <text:p text:style-name="P39"><text:s text:c="8"/>//inicialitzem el comptador de posicions a zero</text:p>
            <text:p text:style-name="P39"><text:s text:c="8"/>index = 0;</text:p>
            <text:p text:style-name="P39"><text:s text:c="8"/>//Es va mirant cada posició, mentre no s’arriba al final i no</text:p>
            <text:p text:style-name="P39"><text:s text:c="8"/>//es trobi un 0.</text:p>
            <text:p text:style-name="P39"><text:s text:c="8"/>while ((index &lt; arrayValors.length) &amp;&amp; (!trobat)) {</text:p>
            <text:p text:style-name="P39"><text:s text:c="12"/>if (arrayValors[index] == 0) {</text:p>
            <text:p text:style-name="P39"><text:s text:c="16"/>trobat = true;</text:p>
            <text:p text:style-name="P39"><text:s text:c="12"/>}</text:p>
            <text:p text:style-name="P39"><text:s text:c="12"/>index++;</text:p>
            <text:p text:style-name="P39"><text:s text:c="8"/>}</text:p>
            <text:p text:style-name="P39"><text:s text:c="8"/>if (trobat) {</text:p>
            <text:p text:style-name="P39"><text:s text:c="12"/>System.out.println("Hi ha un zero a la posició " + index);</text:p>
            <text:p text:style-name="P39"><text:s text:c="8"/>} else {</text:p>
            <text:p text:style-name="P39"><text:s text:c="12"/>System.out.println("No hi ha cap zero");</text:p>
            <text:p text:style-name="P39"><text:s text:c="8"/>}</text:p>
            <text:p text:style-name="P39"><text:s text:c="4"/>}</text:p>
            <text:p text:style-name="P39">}</text:p>
          </table:table-cell>
        </table:table-row>
      </table:table>
      <text:p text:style-name="P34"/>
      <text:p text:style-name="P41"/>
      <text:p text:style-name="P25"><text:bookmark-start text:name="__DdeLink__5758_1990243421"/><text:bookmark-start text:name="__DdeLink__5752_19902434211"/>Exercici <text:span text:style-name="T20">3</text:span></text:p>
      <table:table table:name="Taula3" table:style-name="Taula3">
        <table:table-column table:style-name="Taula3.A"/>
        <table:table-row>
          <table:table-cell table:style-name="Taula3.A1" office:value-type="string">
            <text:p text:style-name="P39">import java.util.Scanner;</text:p>
            <text:p text:style-name="P39"/>
            <text:p text:style-name="P39">public class Exercici3 {</text:p>
            <text:p text:style-name="P39"/>
            <text:p text:style-name="P39"><text:s text:c="4"/>public static final int MAX = 10;</text:p>
            <text:p text:style-name="P39"/>
            <text:p text:style-name="P39"><text:s text:c="4"/>public static void main(String[] args) {</text:p>
            <text:p text:style-name="P39"><text:s text:c="8"/>Scanner lector = new Scanner(System.in);</text:p>
            <text:p text:style-name="P39"><text:s text:c="8"/>int[] arrayNotes = new int[MAX];</text:p>
            <text:p text:style-name="P39"><text:s text:c="8"/>int i, nota, aprovat;</text:p>
            <text:p text:style-name="P39"/>
            <text:p text:style-name="P39"><text:s text:c="8"/>System.out.println("Escriu " + MAX + " notes senceres.");</text:p>
            <text:p text:style-name="P39"><text:s text:c="8"/></text:p>
            <text:p text:style-name="P39"><text:s text:c="8"/>for (i = 0; i &lt; arrayNotes.length; i++) {</text:p>
            <text:p text:style-name="P39"><text:s text:c="12"/>if (lector.hasNextInt()) {</text:p>
            <text:p text:style-name="P39"><text:s text:c="16"/>nota = lector.nextInt();</text:p>
            <text:p text:style-name="P39"><text:s text:c="16"/>if ((nota &gt;= 0) &amp;&amp; (nota &lt;= 10)) {</text:p>
            <text:p text:style-name="P39"><text:s text:c="20"/>arrayNotes[i] = nota;</text:p>
            <text:p text:style-name="P39"><text:s text:c="20"/>i++;</text:p>
            <text:p text:style-name="P39"><text:s text:c="16"/>}</text:p>
            <text:p text:style-name="P39"><text:s text:c="16"/>//Si no és vàlida, la ignorem. No s’assigna enlloc.</text:p>
            <text:p text:style-name="P39"><text:s text:c="12"/>} else {</text:p>
            <text:p text:style-name="P39"><text:s text:c="16"/>lector.next();</text:p>
            <text:p text:style-name="P39"><text:s text:c="12"/>}</text:p>
            <text:p text:style-name="P39"><text:s text:c="8"/>}</text:p>
            <text:p text:style-name="P39"><text:s text:c="8"/>lector.nextLine();</text:p>
            <text:p text:style-name="P39"/>
            <text:p text:style-name="P39"><text:s text:c="8"/>//Comptem aprovats</text:p>
            <text:p text:style-name="P39"><text:s text:c="8"/>aprovat = 0;</text:p>
            <text:p text:style-name="P39"><text:s text:c="8"/>for (i = 0; i &lt; arrayNotes.length; i++) {</text:p>
            <text:p text:style-name="P39"><text:s text:c="12"/>if (arrayNotes[i] &gt;= 5 &amp;&amp; arrayNotes[i] &lt;= 10) {</text:p>
            <text:p text:style-name="P39"><text:s text:c="16"/>aprovat++;</text:p>
            <text:p text:style-name="P39"><text:s text:c="12"/>}</text:p>
            <text:p text:style-name="P39"><text:s text:c="8"/>}</text:p>
            <text:p text:style-name="P39"/>
            <text:p text:style-name="P39"><text:s text:c="8"/>//Visualitzem aprovats</text:p>
            <text:p text:style-name="P39"><text:soft-page-break/><text:s text:c="8"/>if (aprovat &gt; 0) {</text:p>
            <text:p text:style-name="P39"><text:s text:c="12"/>System.out.println("Hi ha " + aprovat + " aprovats");</text:p>
            <text:p text:style-name="P39"><text:s text:c="8"/>} else {</text:p>
            <text:p text:style-name="P39"><text:s text:c="12"/>System.out.println("No hi ha cap aprovat");</text:p>
            <text:p text:style-name="P39"><text:s text:c="8"/>}</text:p>
            <text:p text:style-name="P39"><text:s text:c="4"/>}</text:p>
            <text:p text:style-name="P39">}</text:p>
          </table:table-cell>
        </table:table-row>
      </table:table>
      <text:p text:style-name="P34"><text:bookmark-end text:name="__DdeLink__5758_1990243421"/><text:bookmark-end text:name="__DdeLink__5752_19902434211"/></text:p>
      <text:p text:style-name="P34"/>
      <text:p text:style-name="P26"><text:bookmark-start text:name="__DdeLink__5760_1990243421"/>Exercici <text:span text:style-name="T21">4</text:span></text:p>
      <table:table table:name="Taula4" table:style-name="Taula4">
        <table:table-column table:style-name="Taula4.A"/>
        <table:table-row>
          <table:table-cell table:style-name="Taula4.A1" office:value-type="string">
            <text:p text:style-name="P40">import java.util.Scanner;</text:p>
            <text:p text:style-name="P40"/>
            <text:p text:style-name="P42">public class Exercici4 {</text:p>
            <text:p text:style-name="P42"/>
            <text:p text:style-name="P42"><text:s text:c="4"/>public static final int MAX = 10;</text:p>
            <text:p text:style-name="P42"/>
            <text:p text:style-name="P42"><text:s text:c="4"/>public static void main(String[] args) {</text:p>
            <text:p text:style-name="P42"><text:s text:c="8"/>Scanner lector = new Scanner(System.in);</text:p>
            <text:p text:style-name="P42"><text:s text:c="8"/>char[] arrayVocals = new char[MAX];</text:p>
            <text:p text:style-name="P42"/>
            <text:p text:style-name="P42"><text:s text:c="8"/>System.out.println("Introdueix " + arrayVocals.length + " lletres.");</text:p>
            <text:p text:style-name="P42"><text:s text:c="8"/>System.out.println("Es contaran només les vocals");</text:p>
            <text:p text:style-name="P42"/>
            <text:p text:style-name="P42"><text:s text:c="8"/>//Omplim l´array.</text:p>
            <text:p text:style-name="P42"><text:s text:c="8"/>int i = 0;</text:p>
            <text:p text:style-name="P42"><text:s text:c="8"/>for (i = 0; i &lt; arrayVocals.length; i++) {</text:p>
            <text:p text:style-name="P42"><text:s text:c="12"/>String vocal = lector.nextLine();</text:p>
            <text:p text:style-name="P42"><text:s text:c="12"/>arrayVocals[i] = vocal.charAt(0);</text:p>
            <text:p text:style-name="P42"><text:s text:c="8"/>}</text:p>
            <text:p text:style-name="P42"/>
            <text:p text:style-name="P42"><text:s text:c="8"/>//Comtem les vocals</text:p>
            <text:p text:style-name="P42"><text:s text:c="8"/>int contadorVocals = 0;</text:p>
            <text:p text:style-name="P42"><text:s text:c="8"/>for (i = 0; i &lt; arrayVocals.length; i++) {</text:p>
            <text:p text:style-name="P42"><text:s text:c="12"/>if (arrayVocals[i] == 'a' || arrayVocals[i] == 'e' </text:p>
            <text:p text:style-name="P42"><text:s text:c="20"/>|| arrayVocals[i] == 'i' || arrayVocals[i] == 'o' </text:p>
            <text:p text:style-name="P42"><text:s text:c="20"/>|| arrayVocals[i] == 'u') {</text:p>
            <text:p text:style-name="P42"/>
            <text:p text:style-name="P42"><text:s text:c="16"/>contadorVocals++;</text:p>
            <text:p text:style-name="P42"><text:s text:c="12"/>}</text:p>
            <text:p text:style-name="P42"><text:s text:c="8"/>}</text:p>
            <text:p text:style-name="P42"><text:s text:c="8"/>System.out.println("Total vocals " + contadorVocals);</text:p>
            <text:p text:style-name="P42"/>
            <text:p text:style-name="P42"><text:s text:c="4"/>}</text:p>
            <text:p text:style-name="P42">}</text:p>
          </table:table-cell>
        </table:table-row>
      </table:table>
      <text:p text:style-name="P35"><text:bookmark-end text:name="__DdeLink__5760_1990243421"/></text:p>
      <text:p text:style-name="P26">Exercici <text:span text:style-name="T21">5</text:span></text:p>
      <table:table table:name="Taula5" table:style-name="Taula5">
        <table:table-column table:style-name="Taula5.A"/>
        <table:table-row>
          <table:table-cell table:style-name="Taula5.A1" office:value-type="string">
            <text:p text:style-name="P42">import java.util.Scanner;</text:p>
            <text:p text:style-name="P42"/>
            <text:p text:style-name="P42">public class Exercici5 {</text:p>
            <text:p text:style-name="P42"/>
            <text:p text:style-name="P42"><text:s text:c="4"/>public static final int MAX = 10;</text:p>
            <text:p text:style-name="P42"/>
            <text:p text:style-name="P42"><text:s text:c="4"/>public static void main(String[] args) {</text:p>
            <text:p text:style-name="P42"><text:s text:c="8"/>Scanner lector = new Scanner(System.in);</text:p>
            <text:p text:style-name="P42"><text:s text:c="8"/>char arrayCaracters[] = new char[MAX];</text:p>
            <text:p text:style-name="P42"/>
            <text:p text:style-name="P42"><text:s text:c="8"/>System.out.println("Introdueix caràcters:");</text:p>
            <text:p text:style-name="P42"/>
            <text:p text:style-name="P42"><text:s text:c="8"/>//Llegim caràcters</text:p>
            <text:p text:style-name="P42"><text:soft-page-break/><text:s text:c="8"/>for (int i = 0; i &lt; arrayCaracters.length; i++) {</text:p>
            <text:p text:style-name="P42"><text:s text:c="12"/>String paraula = lector.nextLine();</text:p>
            <text:p text:style-name="P42"><text:s text:c="12"/>arrayCaracters[i] = paraula.charAt(0);</text:p>
            <text:p text:style-name="P42"><text:s text:c="8"/>}</text:p>
            <text:p text:style-name="P42"/>
            <text:p text:style-name="P42"><text:s text:c="8"/>//Visualitzem array en sentit invers</text:p>
            <text:p text:style-name="P42"><text:s text:c="8"/>System.out.println();</text:p>
            <text:p text:style-name="P42"><text:s text:c="8"/>for (int i = arrayCaracters.length - 1; i &gt;= 0; i--) {</text:p>
            <text:p text:style-name="P42"><text:s text:c="12"/>System.out.print(arrayCaracters[i]);</text:p>
            <text:p text:style-name="P42"><text:s text:c="8"/>}</text:p>
            <text:p text:style-name="P42"><text:s text:c="8"/>System.out.println();</text:p>
            <text:p text:style-name="P42"><text:s text:c="4"/>}</text:p>
            <text:p text:style-name="P42">}</text:p>
          </table:table-cell>
        </table:table-row>
      </table:table>
      <text:p text:style-name="P35"/>
      <text:p text:style-name="P26"/>
      <text:p text:style-name="P26">Exercici <text:span text:style-name="T21">6</text:span></text:p>
      <table:table table:name="Taula6" table:style-name="Taula6">
        <table:table-column table:style-name="Taula6.A"/>
        <table:table-row>
          <table:table-cell table:style-name="Taula6.A1" office:value-type="string">
            <text:p text:style-name="P42"><text:s text:c="4"/>static int NOM = 0;</text:p>
            <text:p text:style-name="P42"><text:s text:c="4"/>static int DORSAL = 1;</text:p>
            <text:p text:style-name="P42"><text:s text:c="4"/>static int EDAT = 2;</text:p>
            <text:p text:style-name="P42"><text:s text:c="4"/>static int CATEGORIA = 3;</text:p>
            <text:p text:style-name="P42"><text:s text:c="4"/>static int TEMPS = 4;</text:p>
            <text:p text:style-name="P42"><text:s text:c="4"/>static int NUM_CAMPS = 5; <text:s text:c="3"/></text:p>
            <text:p text:style-name="P42"/>
            <text:p text:style-name="P42"><text:s text:c="4"/>public static void main(String[] args) {</text:p>
            <text:p text:style-name="P42"><text:s text:c="8"/>String[][] dadesCorredors;</text:p>
            <text:p text:style-name="P42"><text:s text:c="4"/>}</text:p>
            <text:p text:style-name="P42"/>
          </table:table-cell>
        </table:table-row>
      </table:table>
      <text:p text:style-name="P35"/>
      <text:p text:style-name="P27"/>
      <text:p text:style-name="P27">Exercici <text:span text:style-name="T22">7</text:span></text:p>
      <table:table table:name="Taula7" table:style-name="Taula7">
        <table:table-column table:style-name="Taula7.A"/>
        <table:table-row>
          <table:table-cell table:style-name="Taula7.A1" office:value-type="string">
            <text:p text:style-name="P43"><text:s/>int cercarDorsal(String dorsal, String[][] dadesCorredors){</text:p>
            <text:p text:style-name="P43"><text:s text:c="8"/>boolean sortir=false;</text:p>
            <text:p text:style-name="P43"><text:s text:c="8"/>int pos = 0;</text:p>
            <text:p text:style-name="P43"><text:s text:c="8"/>while(pos&lt;dadesCorredors.length &amp;&amp; !sortir){</text:p>
            <text:p text:style-name="P43"><text:s text:c="12"/>sortir = dadesCorredors[pos][DORSAL].equals(dorsal);</text:p>
            <text:p text:style-name="P43"><text:s text:c="12"/>if(!sortir){</text:p>
            <text:p text:style-name="P43"><text:s text:c="16"/>pos++;</text:p>
            <text:p text:style-name="P43"><text:s text:c="12"/>}</text:p>
            <text:p text:style-name="P43"><text:s text:c="8"/>}</text:p>
            <text:p text:style-name="P43"><text:s text:c="8"/>return pos;</text:p>
            <text:p text:style-name="P43"><text:s text:c="4"/>}</text:p>
          </table:table-cell>
        </table:table-row>
      </table:table>
      <text:p text:style-name="P36"/>
      <text:p text:style-name="P28"><text:bookmark-start text:name="__DdeLink__5765_1990243421"/>Exercici <text:span text:style-name="T23">8</text:span></text:p>
      <table:table table:name="Taula8" table:style-name="Taula8">
        <table:table-column table:style-name="Taula8.A"/>
        <table:table-row>
          <table:table-cell table:style-name="Taula8.A1" office:value-type="string">
            <text:p text:style-name="P43">import java.util.Scanner;</text:p>
            <text:p text:style-name="P43"/>
            <text:p text:style-name="P43">public class Exercici8 {</text:p>
            <text:p text:style-name="P43"><text:s text:c="2"/>static int NOM = 0;</text:p>
            <text:p text:style-name="P43"><text:s text:c="2"/>static int DORSAL = 1;</text:p>
            <text:p text:style-name="P43"><text:s text:c="2"/>static int EDAT = 2;</text:p>
            <text:p text:style-name="P43"><text:s text:c="2"/>static int CATEGORIA = 3;</text:p>
            <text:p text:style-name="P43"><text:s text:c="2"/>static int TEMPS = 4;</text:p>
            <text:p text:style-name="P43"><text:s text:c="2"/>static int NUM_CAMPS = 5;</text:p>
            <text:p text:style-name="P43"><text:s text:c="4"/></text:p>
            <text:p text:style-name="P43"><text:s text:c="2"/>public static void main(String[] args) {</text:p>
            <text:p text:style-name="P43"><text:s text:c="6"/>Exercici9 prg = new Exercici8();</text:p>
            <text:p text:style-name="P43"><text:s text:c="6"/>prg.inici();</text:p>
            <text:p text:style-name="P43"><text:s text:c="2"/>}</text:p>
            <text:p text:style-name="P43"/>
            <text:p text:style-name="P43"><text:soft-page-break/><text:s text:c="2"/>void inici() {</text:p>
            <text:p text:style-name="P43"><text:s text:c="6"/>int numParticipants;</text:p>
            <text:p text:style-name="P43"><text:s text:c="6"/>String[][] dadesCorredors;</text:p>
            <text:p text:style-name="P43"><text:s text:c="6"/></text:p>
            <text:p text:style-name="P43"><text:s text:c="6"/>//redimensió diferida de l'array</text:p>
            <text:p text:style-name="P43"><text:s text:c="6"/>numParticipants = </text:p>
            <text:p text:style-name="P43"><text:s text:c="10"/>entrarUnEnter("Indica quants corredors participaran a al cursa: ");</text:p>
            <text:p text:style-name="P43"><text:s text:c="6"/>dadesCorredors = new String[numParticipants][NUM_CAMPS];</text:p>
            <text:p text:style-name="P43"><text:s text:c="5"/></text:p>
            <text:p text:style-name="P43"><text:s text:c="6"/>demanarDades(dadesCorredors); <text:s text:c="3"/></text:p>
            <text:p text:style-name="P43"><text:s text:c="2"/>}</text:p>
            <text:p text:style-name="P43"><text:s text:c="4"/></text:p>
            <text:p text:style-name="P43"><text:s text:c="2"/>void demanarDades(String[][] dadesCorredors){</text:p>
            <text:p text:style-name="P43"><text:s text:c="6"/>Scanner scanner = new Scanner(System.in);</text:p>
            <text:p text:style-name="P43"><text:s text:c="6"/>for(int i=0; i&lt;dadesCorredors.length; i++){</text:p>
            <text:p text:style-name="P43"><text:s text:c="10"/>System.out.println(" Dades del corredor " + (i+1));</text:p>
            <text:p text:style-name="P43"><text:s text:c="10"/>System.out.println("------------------------");</text:p>
            <text:p text:style-name="P43"><text:s text:c="10"/>System.out.print("Escriviu el nom: ");</text:p>
            <text:p text:style-name="P43"><text:s text:c="10"/>dadesCorredors[i][NOM] = scanner.nextLine();</text:p>
            <text:p text:style-name="P43"><text:s text:c="10"/>System.out.println();</text:p>
            <text:p text:style-name="P43"><text:s text:c="10"/>System.out.print("Escriviu el seu dorsal: ");</text:p>
            <text:p text:style-name="P43"><text:s text:c="10"/>dadesCorredors[i][DORSAL] = scanner.nextLine();</text:p>
            <text:p text:style-name="P43"><text:s text:c="10"/>System.out.println();</text:p>
            <text:p text:style-name="P43"><text:s text:c="10"/>while(cercarDorsal(dadesCorredors[i][DORSAL], <text:s text:c="11"/></text:p>
            <text:p text:style-name="P43"><text:s text:c="32"/>dadesCorredors)&gt;=dadesCorredors.length){</text:p>
            <text:p text:style-name="P43"><text:s text:c="13"/>System.out.print("El dorsal ja existeix. Escriviu-ne un altre: ");</text:p>
            <text:p text:style-name="P43"><text:s text:c="13"/>dadesCorredors[i][DORSAL] = scanner.nextLine();</text:p>
            <text:p text:style-name="P43"><text:s text:c="13"/>System.out.println();</text:p>
            <text:p text:style-name="P43"><text:s text:c="10"/>}</text:p>
            <text:p text:style-name="P43"><text:s text:c="10"/>System.out.print("Escriviu la seva edat: ");</text:p>
            <text:p text:style-name="P43"><text:s text:c="10"/>dadesCorredors[i][EDAT] = scanner.nextLine();</text:p>
            <text:p text:style-name="P43"><text:s text:c="10"/>System.out.println();</text:p>
            <text:p text:style-name="P43"><text:s text:c="10"/>System.out.print("Escriviu la categoria on participa: ");</text:p>
            <text:p text:style-name="P43"><text:s text:c="10"/>dadesCorredors[i][CATEGORIA] = scanner.nextLine();</text:p>
            <text:p text:style-name="P43"><text:s text:c="10"/>System.out.println();</text:p>
            <text:p text:style-name="P43"><text:s text:c="10"/>System.out.println();</text:p>
            <text:p text:style-name="P43"><text:s text:c="10"/>System.out.println();</text:p>
            <text:p text:style-name="P43"><text:s text:c="6"/>}</text:p>
            <text:p text:style-name="P43"><text:s text:c="2"/>}</text:p>
            <text:p text:style-name="P43"><text:s text:c="3"/></text:p>
            <text:p text:style-name="P43"><text:s text:c="2"/>int cercarDorsal(String dorsal, String[][] dadesCorredors){</text:p>
            <text:p text:style-name="P43"><text:s text:c="6"/>boolean sortir=false;</text:p>
            <text:p text:style-name="P43"><text:s text:c="6"/>int pos = 0;</text:p>
            <text:p text:style-name="P43"><text:s text:c="6"/>while(pos&lt;dadesCorredors.length &amp;&amp; !sortir){</text:p>
            <text:p text:style-name="P43"><text:s text:c="10"/>sortir = dadesCorredors[pos][DORSAL].equals(dorsal);</text:p>
            <text:p text:style-name="P43"><text:s text:c="10"/>if(!sortir){</text:p>
            <text:p text:style-name="P43"><text:s text:c="14"/>pos++;</text:p>
            <text:p text:style-name="P43"><text:s text:c="10"/>}</text:p>
            <text:p text:style-name="P43"><text:s text:c="6"/>}</text:p>
            <text:p text:style-name="P43"><text:s text:c="6"/>return pos;</text:p>
            <text:p text:style-name="P43"><text:s text:c="2"/>}</text:p>
            <text:p text:style-name="P43"/>
            <text:p text:style-name="P43"><text:s text:c="2"/>int entrarUnEnter(String missatgeExplicatiu){</text:p>
            <text:p text:style-name="P43"><text:s text:c="6"/>Scanner scanner = new Scanner(System.in);</text:p>
            <text:p text:style-name="P43"><text:s text:c="6"/>int ret;</text:p>
            <text:p text:style-name="P43"><text:s text:c="6"/>boolean correcte=false;</text:p>
            <text:p text:style-name="P43"><text:s text:c="6"/>do{</text:p>
            <text:p text:style-name="P43"><text:s text:c="10"/>System.out.print(missatgeExplicatiu);</text:p>
            <text:p text:style-name="P43"><text:s text:c="10"/>correcte=scanner.hasNextInt();</text:p>
            <text:p text:style-name="P43"><text:s text:c="10"/>if(!correcte){ //Comprovem si l'usuari escriu un número o text</text:p>
            <text:p text:style-name="P43"><text:soft-page-break/><text:s text:c="14"/>scanner.next();</text:p>
            <text:p text:style-name="P43"><text:s text:c="14"/>System.out.println("Cal que entris un valor enter si us plau.");</text:p>
            <text:p text:style-name="P43"><text:s text:c="10"/>}</text:p>
            <text:p text:style-name="P43"><text:s text:c="6"/>}while(!correcte);</text:p>
            <text:p text:style-name="P43"><text:s text:c="6"/>ret = scanner.nextInt(); <text:s/></text:p>
            <text:p text:style-name="P43"><text:s text:c="6"/>scanner.nextLine(); //buidem el buffer del teclat</text:p>
            <text:p text:style-name="P43"><text:s text:c="6"/>return ret;</text:p>
            <text:p text:style-name="P43"><text:s text:c="2"/>}</text:p>
            <text:p text:style-name="P43"/>
            <text:p text:style-name="P43">}</text:p>
          </table:table-cell>
        </table:table-row>
      </table:table>
      <text:p text:style-name="P37"><text:bookmark-end text:name="__DdeLink__5765_1990243421"/></text:p>
      <text:p text:style-name="P29">Exercici <text:span text:style-name="T24">9</text:span></text:p>
      <table:table table:name="Taula9" table:style-name="Taula9">
        <table:table-column table:style-name="Taula9.A"/>
        <table:table-row>
          <table:table-cell table:style-name="Taula9.A1" office:value-type="string">
            <text:p text:style-name="P44">import java.util.Scanner;</text:p>
            <text:p text:style-name="P44"/>
            <text:p text:style-name="P44">public class Exercici8 {</text:p>
            <text:p text:style-name="P44"><text:s text:c="2"/>static int NOM = 0;</text:p>
            <text:p text:style-name="P44"><text:s text:c="2"/>static int DORSAL = 1;</text:p>
            <text:p text:style-name="P44"><text:s text:c="2"/>static int EDAT = 2;</text:p>
            <text:p text:style-name="P44"><text:s text:c="2"/>static int CATEGORIA = 3;</text:p>
            <text:p text:style-name="P44"><text:s text:c="2"/>static int TEMPS = 4;</text:p>
            <text:p text:style-name="P44"><text:s text:c="2"/>static int NUM_CAMPS = 5;</text:p>
            <text:p text:style-name="P44"><text:s text:c="4"/></text:p>
            <text:p text:style-name="P44"><text:s text:c="2"/>public static void main(String[] args) {</text:p>
            <text:p text:style-name="P44"><text:s text:c="6"/>Exercici9 prg = new Exercici8();</text:p>
            <text:p text:style-name="P44"><text:s text:c="6"/>prg.inici();</text:p>
            <text:p text:style-name="P44"><text:s text:c="2"/>}</text:p>
            <text:p text:style-name="P44"/>
            <text:p text:style-name="P44"><text:s text:c="2"/>void inici() {</text:p>
            <text:p text:style-name="P44"><text:s text:c="6"/>int numParticipants;</text:p>
            <text:p text:style-name="P44"><text:s text:c="6"/>String[][] dadesCorredors;</text:p>
            <text:p text:style-name="P44"><text:s text:c="6"/></text:p>
            <text:p text:style-name="P44"><text:s text:c="6"/>//redimensió diferida de l'array</text:p>
            <text:p text:style-name="P44"><text:s text:c="6"/>numParticipants = </text:p>
            <text:p text:style-name="P44"><text:s text:c="10"/>entrarUnEnter("Indica quants corredors participaran a al cursa: ");</text:p>
            <text:p text:style-name="P44"><text:s text:c="6"/>dadesCorredors = new String[numParticipants][NUM_CAMPS];</text:p>
            <text:p text:style-name="P44"><text:s text:c="5"/></text:p>
            <text:p text:style-name="P44"><text:s text:c="6"/>demanarDades(dadesCorredors); <text:s text:c="3"/></text:p>
            <text:p text:style-name="P45"><text:s text:c="6"/></text:p>
            <text:p text:style-name="P45"><text:s text:c="6"/>modificarTemps(dadesCorredors);</text:p>
            <text:p text:style-name="P44"><text:s text:c="2"/>}</text:p>
            <text:p text:style-name="P44"><text:s text:c="4"/></text:p>
            <text:p text:style-name="P44"><text:s text:c="2"/>void demanarDades(String[][] dadesCorredors){</text:p>
            <text:p text:style-name="P44"><text:s text:c="6"/>Scanner scanner = new Scanner(System.in);</text:p>
            <text:p text:style-name="P44"><text:s text:c="6"/>for(int i=0; i&lt;dadesCorredors.length; i++){</text:p>
            <text:p text:style-name="P44"><text:s text:c="10"/>System.out.println(" Dades del corredor " + (i+1));</text:p>
            <text:p text:style-name="P44"><text:s text:c="10"/>System.out.println("------------------------");</text:p>
            <text:p text:style-name="P44"><text:s text:c="10"/>System.out.print("Escriviu el nom: ");</text:p>
            <text:p text:style-name="P44"><text:s text:c="10"/>dadesCorredors[i][NOM] = scanner.nextLine();</text:p>
            <text:p text:style-name="P44"><text:s text:c="10"/>System.out.println();</text:p>
            <text:p text:style-name="P44"><text:s text:c="10"/>System.out.print("Escriviu el seu dorsal: ");</text:p>
            <text:p text:style-name="P44"><text:s text:c="10"/>dadesCorredors[i][DORSAL] = scanner.nextLine();</text:p>
            <text:p text:style-name="P44"><text:s text:c="10"/>System.out.println();</text:p>
            <text:p text:style-name="P44"><text:s text:c="10"/>while(cercarDorsal(dadesCorredors[i][DORSAL], <text:s text:c="11"/></text:p>
            <text:p text:style-name="P44"><text:s text:c="32"/>dadesCorredors)&gt;=dadesCorredors.length){</text:p>
            <text:p text:style-name="P44"><text:s text:c="13"/>System.out.print("El dorsal ja existeix. Escriviu-ne un altre: ");</text:p>
            <text:p text:style-name="P44"><text:s text:c="13"/>dadesCorredors[i][DORSAL] = scanner.nextLine();</text:p>
            <text:p text:style-name="P44"><text:s text:c="13"/>System.out.println();</text:p>
            <text:p text:style-name="P44"><text:s text:c="10"/>}</text:p>
            <text:p text:style-name="P44"><text:s text:c="10"/>System.out.print("Escriviu la seva edat: ");</text:p>
            <text:p text:style-name="P44"><text:soft-page-break/><text:s text:c="10"/>dadesCorredors[i][EDAT] = scanner.nextLine();</text:p>
            <text:p text:style-name="P44"><text:s text:c="10"/>System.out.println();</text:p>
            <text:p text:style-name="P44"><text:s text:c="10"/>System.out.print("Escriviu la categoria on participa: ");</text:p>
            <text:p text:style-name="P44"><text:s text:c="10"/>dadesCorredors[i][CATEGORIA] = scanner.nextLine();</text:p>
            <text:p text:style-name="P44"><text:s text:c="10"/>System.out.println();</text:p>
            <text:p text:style-name="P44"><text:s text:c="10"/>System.out.println();</text:p>
            <text:p text:style-name="P44"><text:s text:c="10"/>System.out.println();</text:p>
            <text:p text:style-name="P44"><text:s text:c="6"/>}</text:p>
            <text:p text:style-name="P44"><text:s text:c="2"/>}</text:p>
            <text:p text:style-name="P44"><text:s text:c="3"/></text:p>
            <text:p text:style-name="P44"><text:s text:c="2"/>int cercarDorsal(String dorsal, String[][] dadesCorredors){</text:p>
            <text:p text:style-name="P44"><text:s text:c="6"/>boolean sortir=false;</text:p>
            <text:p text:style-name="P44"><text:s text:c="6"/>int pos = 0;</text:p>
            <text:p text:style-name="P44"><text:s text:c="6"/>while(pos&lt;dadesCorredors.length &amp;&amp; !sortir){</text:p>
            <text:p text:style-name="P44"><text:s text:c="10"/>sortir = dadesCorredors[pos][DORSAL].equals(dorsal);</text:p>
            <text:p text:style-name="P44"><text:s text:c="10"/>if(!sortir){</text:p>
            <text:p text:style-name="P44"><text:s text:c="14"/>pos++;</text:p>
            <text:p text:style-name="P44"><text:s text:c="10"/>}</text:p>
            <text:p text:style-name="P44"><text:s text:c="6"/>}</text:p>
            <text:p text:style-name="P44"><text:s text:c="6"/>return pos;</text:p>
            <text:p text:style-name="P44"><text:s text:c="2"/>}</text:p>
            <text:p text:style-name="P44"/>
            <text:p text:style-name="P44"><text:s text:c="2"/>int entrarUnEnter(String missatgeExplicatiu){</text:p>
            <text:p text:style-name="P44"><text:s text:c="6"/>Scanner scanner = new Scanner(System.in);</text:p>
            <text:p text:style-name="P44"><text:s text:c="6"/>int ret;</text:p>
            <text:p text:style-name="P44"><text:s text:c="6"/>boolean correcte=false;</text:p>
            <text:p text:style-name="P44"><text:s text:c="6"/>do{</text:p>
            <text:p text:style-name="P44"><text:s text:c="10"/>System.out.print(missatgeExplicatiu);</text:p>
            <text:p text:style-name="P44"><text:s text:c="10"/>correcte=scanner.hasNextInt();</text:p>
            <text:p text:style-name="P44"><text:s text:c="10"/>if(!correcte){ //Comprovem si l'usuari escriu un número o text</text:p>
            <text:p text:style-name="P44"><text:s text:c="14"/>scanner.next();</text:p>
            <text:p text:style-name="P44"><text:s text:c="14"/>System.out.println("Cal que entris un valor enter si us plau.");</text:p>
            <text:p text:style-name="P44"><text:s text:c="10"/>}</text:p>
            <text:p text:style-name="P44"><text:s text:c="6"/>}while(!correcte);</text:p>
            <text:p text:style-name="P44"><text:s text:c="6"/>ret = scanner.nextInt(); <text:s/></text:p>
            <text:p text:style-name="P44"><text:s text:c="6"/>scanner.nextLine(); //buidem el buffer del teclat</text:p>
            <text:p text:style-name="P44"><text:s text:c="6"/>return ret;</text:p>
            <text:p text:style-name="P44"><text:s text:c="2"/>}</text:p>
            <text:p text:style-name="P44"/>
            <text:p text:style-name="P45"><text:s text:c="2"/>void modificarTemps(String[][] dadesCorredors) {</text:p>
            <text:p text:style-name="P45"><text:s text:c="6"/>Scanner scanner = new Scanner(System.in);</text:p>
            <text:p text:style-name="P45"><text:s text:c="6"/>boolean sortir = false;</text:p>
            <text:p text:style-name="P45"><text:s text:c="6"/>int pos;</text:p>
            <text:p text:style-name="P45"><text:s text:c="6"/>System.out.println("Entrada dels temps emprat pels corredors");</text:p>
            <text:p text:style-name="P45"><text:s text:c="6"/>System.out.println("----------------------------------------");</text:p>
            <text:p text:style-name="P45"><text:s text:c="6"/>System.out.println();</text:p>
            <text:p text:style-name="P45"><text:s text:c="6"/>while(!sortir){</text:p>
            <text:p text:style-name="P45"><text:s text:c="10"/>pos = demanarDorsalICercarPosicio(dadesCorredors);</text:p>
            <text:p text:style-name="P45"><text:s text:c="10"/>sortir = pos == -1;</text:p>
            <text:p text:style-name="P45"><text:s text:c="10"/>if(!sortir){</text:p>
            <text:p text:style-name="P45"><text:s text:c="14"/>System.out.println(</text:p>
            <text:p text:style-name="P45"><text:s text:c="20"/>"Indiqueu el temps emprat (hh:mm:ss) i premeu [ENTRAR]: ");</text:p>
            <text:p text:style-name="P45"><text:s text:c="14"/>dadesCorredors[pos][TEMPS] = scanner.nextLine();</text:p>
            <text:p text:style-name="P45"><text:s text:c="10"/>}</text:p>
            <text:p text:style-name="P45"><text:s text:c="6"/>}</text:p>
            <text:p text:style-name="P45"><text:s text:c="8"/></text:p>
            <text:p text:style-name="P45"><text:s text:c="2"/>}</text:p>
            <text:p text:style-name="P45"><text:s text:c="4"/></text:p>
            <text:p text:style-name="P45"><text:s text:c="2"/>int demanarDorsalICercarPosicio(String[][] dadesCorredors){</text:p>
            <text:p text:style-name="P45"><text:s text:c="6"/>int pos = -1;</text:p>
            <text:p text:style-name="P45"><text:soft-page-break/><text:s text:c="6"/>Scanner scanner = new Scanner(System.in);</text:p>
            <text:p text:style-name="P45"><text:s text:c="6"/>boolean ok = false;</text:p>
            <text:p text:style-name="P45"><text:s text:c="6"/>String dorsal;</text:p>
            <text:p text:style-name="P45"><text:s text:c="6"/>do{</text:p>
            <text:p text:style-name="P45"><text:s text:c="10"/>System.out.println("Escriviu el dorsal del corredor i premeu"</text:p>
            <text:p text:style-name="P45"><text:s text:c="30"/>+ " [ENTRAR]. Cadena buida per acabar:");</text:p>
            <text:p text:style-name="P45"><text:s text:c="10"/>dorsal = scanner.nextLine();</text:p>
            <text:p text:style-name="P45"><text:s text:c="10"/>if(dorsal.isEmpty()){</text:p>
            <text:p text:style-name="P45"><text:s text:c="14"/>ok = true;</text:p>
            <text:p text:style-name="P45"><text:s text:c="14"/>pos = -1;</text:p>
            <text:p text:style-name="P45"><text:s text:c="10"/>}else{</text:p>
            <text:p text:style-name="P45"><text:s text:c="14"/>pos = cercarDorsal(dorsal, dadesCorredors);</text:p>
            <text:p text:style-name="P45"><text:s text:c="14"/>ok = pos&lt;dadesCorredors.length;</text:p>
            <text:p text:style-name="P45"><text:s text:c="10"/>}</text:p>
            <text:p text:style-name="P45"><text:s text:c="10"/>if(!ok){</text:p>
            <text:p text:style-name="P45"><text:s text:c="14"/>System.out.println("El dorsal no existeix.");</text:p>
            <text:p text:style-name="P45"><text:s text:c="10"/>}</text:p>
            <text:p text:style-name="P45"><text:s text:c="6"/>}while(!ok);</text:p>
            <text:p text:style-name="P45"><text:s text:c="6"/>return pos;</text:p>
            <text:p text:style-name="P45"><text:s text:c="2"/>}</text:p>
            <text:p text:style-name="P44">}</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Nimbus Mono L" svg:font-family="'Nimbus Mono L'"/>
    <style:font-face style:name="NimbusSanL-Regu" svg:font-family="NimbusSanL-Regu"/>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Preformatted_20_Text" style:display-name="Preformatted Text" style:family="paragraph" style:parent-style-name="Standard" style:class="html">
      <style:paragraph-properties fo:margin-top="0cm" fo:margin-bottom="0cm" loext:contextual-spacing="false" fo:background-color="#ffffff">
        <style:background-image/>
      </style:paragraph-properties>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2-10-25T00:11:21</meta:creation-date>
    <dc:date>2017-03-28T23:46:21.108816360</dc:date>
    <dc:creator>Josep Bornas</dc:creator>
    <meta:editing-duration>PT3H44M44S</meta:editing-duration>
    <meta:editing-cycles>18</meta:editing-cycles>
    <meta:generator>LibreOffice/4.3.3.2$Linux_X86_64 LibreOffice_project/430m0$Build-2</meta:generator>
    <meta:document-statistic meta:table-count="9" meta:image-count="0" meta:object-count="0" meta:page-count="10" meta:paragraph-count="417" meta:word-count="1854" meta:character-count="16133" meta:non-whitespace-character-count="11686"/>
  </office:meta>
</office:document-meta>
</file>